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159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15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15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DocInfo"><text:initial-creator/></text:p>
      <text:table-of-content text:style-name="Sect1" text:name="Table of Contents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b6a3646" text:style-name="Internet_20_link" text:visited-style-name="Visited_20_Internet_20_Link">1. Simple Grid Columns</text:a></text:p>
          <text:p text:style-name="Contents_20_1"><text:a xlink:type="simple" xlink:href="#org51b28e2" text:style-name="Internet_20_link" text:visited-style-name="Visited_20_Internet_20_Link">2. Simple Grid Rows</text:a></text:p>
          <text:p text:style-name="Contents_20_1"><text:a xlink:type="simple" xlink:href="#orge10f7e4" text:style-name="Internet_20_link" text:visited-style-name="Visited_20_Internet_20_Link">3. Box List Blue</text:a></text:p>
        </text:index-body>
      </text:table-of-content>
      <text:p text:style-name="Text_20_body">While applying a table template, one can optionally choose the following:</text:p>
      <text:list text:style-name="OrgBulletedList">
        <text:list-item>
          <text:p text:style-name="P2">Number Format</text:p>
        </text:list-item>
        <text:list-item>
          <text:p text:style-name="P2">Font</text:p>
        </text:list-item>
        <text:list-item>
          <text:p text:style-name="P2">Alignment</text:p>
        </text:list-item>
        <text:list-item>
          <text:p text:style-name="P2">Borders</text:p>
        </text:list-item>
        <text:list-item>
          <text:p text:style-name="P2">Pattern</text:p>
        </text:list-item>
      </text:list>
      <text:h text:style-name="Heading_20_1" text:outline-level="1"><text:bookmark-start text:name="orgb6a3646"/>Simple Grid Columns<text:bookmark-end text:name="orgb6a3646"/></text:h>
      <text:p text:style-name="Table">Table <text:bookmark text:name="orgf6a816b"/><text:sequence text:ref-name="refTable0" text:name="Table" text:formula="ooow:Table+1" style:num-format="1">1.1</text:sequence>: Following table is styled with "Simple Grid Columns"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OrgTableContentsLeft">SGC:FirstRow</text:p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</table:table-row>
        <table:table-row table:style-name="Table1.1">
          <table:table-cell table:style-name="Table1.A1" office:value-type="string">
            <text:p text:style-name="OrgTableContentsLeft">SGC:FirstColumn</text:p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>SGC:OddColumn</text:p>
          </table:table-cell>
          <table:table-cell table:style-name="Table1.A1" office:value-type="string">
            <text:p text:style-name="OrgTableContentsLeft">SGC:EvenColumn</text:p>
          </table:table-cell>
          <table:table-cell table:style-name="Table1.A1" office:value-type="string">
            <text:p text:style-name="OrgTableContentsLeft">SGC:LastColumn</text:p>
          </table:table-cell>
        </table:table-row>
        <table:table-row table:style-name="Table1.1"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>SGC:OddRow</text:p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</table:table-row>
        <table:table-row table:style-name="Table1.1"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>SGC:EvenRow</text:p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</table:table-row>
        <table:table-row table:style-name="Table1.1">
          <table:table-cell table:style-name="Table1.A1" office:value-type="string">
            <text:p text:style-name="OrgTableContentsLeft">SGC:LastRow</text:p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  <table:table-cell table:style-name="Table1.A1" office:value-type="string">
            <text:p text:style-name="OrgTableContentsLeft"/>
          </table:table-cell>
        </table:table-row>
      </table:table>
      <text:h text:style-name="Heading_20_1" text:outline-level="1"><text:bookmark-start text:name="org51b28e2"/>Simple Grid Rows<text:bookmark-end text:name="org51b28e2"/></text:h>
      <text:p text:style-name="Table">Table <text:bookmark text:name="org548b2be"/><text:sequence text:ref-name="refTable1" text:name="Table" text:formula="ooow:Table+1" style:num-format="1">2.1</text:sequence>: Following table is styled with "Simple Grid Rows"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OrgTableContentsLeft">SGR:FirstRow</text:p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</table:table-row>
        <table:table-row table:style-name="Table2.1">
          <table:table-cell table:style-name="Table2.A1" office:value-type="string">
            <text:p text:style-name="OrgTableContentsLeft">SGR:FirstColumn</text:p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>SGR:OddColumn</text:p>
          </table:table-cell>
          <table:table-cell table:style-name="Table2.A1" office:value-type="string">
            <text:p text:style-name="OrgTableContentsLeft">SGR:EvenColumn</text:p>
          </table:table-cell>
          <table:table-cell table:style-name="Table2.A1" office:value-type="string">
            <text:p text:style-name="OrgTableContentsLeft">SGR:LastColumn</text:p>
          </table:table-cell>
        </table:table-row>
        <table:table-row table:style-name="Table2.1"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>SGR:OddRow</text:p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</table:table-row>
        <table:table-row table:style-name="Table2.1"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>SGR:EvenRow</text:p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</table:table-row>
        <table:table-row table:style-name="Table2.1">
          <table:table-cell table:style-name="Table2.A1" office:value-type="string">
            <text:p text:style-name="OrgTableContentsLeft">SGR:LastRow</text:p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  <table:table-cell table:style-name="Table2.A1" office:value-type="string">
            <text:p text:style-name="OrgTableContentsLeft"/>
          </table:table-cell>
        </table:table-row>
      </table:table>
      <text:h text:style-name="Heading_20_1" text:outline-level="1"><text:bookmark-start text:name="orge10f7e4"/>Box List Blue<text:bookmark-end text:name="orge10f7e4"/></text:h>
      <text:p text:style-name="Table">Table <text:bookmark text:name="orgb3f1246"/><text:sequence text:ref-name="refTable2" text:name="Table" text:formula="ooow:Table+1" style:num-format="1">3.1</text:sequence>: Following table is styled with "Box List Blue"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OrgTableContentsLeft">BLB:FirstRow</text:p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</table:table-row>
        <text:soft-page-break/>
        <table:table-row table:style-name="Table3.1">
          <table:table-cell table:style-name="Table3.A1" office:value-type="string">
            <text:p text:style-name="OrgTableContentsLeft">BLB:FirstColumn</text:p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>BLB:OddColumn</text:p>
          </table:table-cell>
          <table:table-cell table:style-name="Table3.A1" office:value-type="string">
            <text:p text:style-name="OrgTableContentsLeft">BLB:EvenColumn</text:p>
          </table:table-cell>
          <table:table-cell table:style-name="Table3.A1" office:value-type="string">
            <text:p text:style-name="OrgTableContentsLeft">BLB:LastColumn</text:p>
          </table:table-cell>
        </table:table-row>
        <table:table-row table:style-name="Table3.1"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>BLB:OddRow</text:p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</table:table-row>
        <table:table-row table:style-name="Table3.1"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>BLB:EvenRow</text:p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</table:table-row>
        <table:table-row table:style-name="Table3.1">
          <table:table-cell table:style-name="Table3.A1" office:value-type="string">
            <text:p text:style-name="OrgTableContentsLeft">BLB:LastRow</text:p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  <table:table-cell table:style-name="Table3.A1" office:value-type="string">
            <text:p text:style-name="OrgTableContentsLeft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creator>Jambunathan K</dc:creator>
    <meta:initial-creator>Jambunathan K</meta:initial-creator>
    <meta:document-statistic meta:table-count="3" meta:image-count="0" meta:object-count="0" meta:page-count="2" meta:paragraph-count="47" meta:word-count="109" meta:character-count="735" meta:non-whitespace-character-count="677"/>
    <meta:generator>LibreOfficeDev/7.6.0.0.alpha0$Linux_X86_64 LibreOffice_project/4bcf6d9c905e7b5558ee8d9f7f616ce61eadb8f8</meta:generator>
  </office:meta>
</office:document-meta>
</file>